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idth: <text:s/>1536 pixels</text:p>
      <text:p text:style-name="Standard">Height: <text:s/>2048 pixels</text:p>
      <text:p text:style-name="Standard">Size: <text:s/>3MB</text:p>
      <text:p text:style-name="Standard">Pixel size: 1x1 pixel^2</text:p>
      <text:p text:style-name="Standard">ID: -2</text:p>
      <text:p text:style-name="Standard">Bits per pixel: 8 (grayscale LUT)</text:p>
      <text:p text:style-name="Standard">Display range: 0-255</text:p>
      <text:p text:style-name="Standard">Pixel value range: 0-255</text:p>
      <text:p text:style-name="Standard">No threshold</text:p>
      <text:p text:style-name="Standard">Magnification: 0.37</text:p>
      <text:p text:style-name="Standard">ScaleToFit: false</text:p>
      <text:p text:style-name="Standard">Uncalibrated</text:p>
      <text:p text:style-name="Standard">Path: C:\Users\PC\Desktop\f2e84a3b-ffde-4c99-86a1-add31e4955f2.jfif</text:p>
      <text:p text:style-name="Standard">Screen location: 157,19 (1536x864)</text:p>
      <text:p text:style-name="Standard">No properties</text:p>
      <text:p text:style-name="Standard">No overlay</text:p>
      <text:p text:style-name="Standard">No selection</text:p>
      <text:p text:style-name="Standard">1<text:tab/>3145728<text:tab/>110.214<text:tab/>0<text:tab/>25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7:42:56.311123800</meta:creation-date>
    <dc:date>2025-12-17T09:09:12.574574900</dc:date>
    <meta:editing-duration>PT41M16S</meta:editing-duration>
    <meta:editing-cycles>2</meta:editing-cycles>
    <meta:generator>LibreOffice/25.8.3.2$Windows_X86_64 LibreOffice_project/8ca8d55c161d602844f5428fa4b58097424e324e</meta:generator>
    <meta:document-statistic meta:table-count="0" meta:image-count="0" meta:object-count="0" meta:page-count="1" meta:paragraph-count="18" meta:word-count="51" meta:character-count="374" meta:non-whitespace-character-count="338"/>
  </office:meta>
</office:document-meta>
</file>